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iemocap_1la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04406605540815" calcext:value-type="float">
            <text:p>0.204406605540815</text:p>
          </table:table-cell>
          <table:table-cell office:value-type="float" office:value="0.592390897898033" calcext:value-type="float">
            <text:p>0.592390897898033</text:p>
          </table:table-cell>
          <table:table-cell office:value-type="float" office:value="0.439329160815731" calcext:value-type="float">
            <text:p>0.439329160815731</text:p>
          </table:table-cell>
          <table:table-cell table:formula="of:=AVERAGE([.C1:.E1])" office:value-type="float" office:value="0.412042221418193" calcext:value-type="float">
            <text:p>0.4120422214181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02231023726235" calcext:value-type="float">
            <text:p>0.202231023726235</text:p>
          </table:table-cell>
          <table:table-cell office:value-type="float" office:value="0.593171502162829" calcext:value-type="float">
            <text:p>0.593171502162829</text:p>
          </table:table-cell>
          <table:table-cell office:value-type="float" office:value="0.438820395740323" calcext:value-type="float">
            <text:p>0.438820395740323</text:p>
          </table:table-cell>
          <table:table-cell table:formula="of:=AVERAGE([.C2:.E2])" office:value-type="float" office:value="0.411407640543129" calcext:value-type="float">
            <text:p>0.411407640543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03219521409136" calcext:value-type="float">
            <text:p>0.203219521409136</text:p>
          </table:table-cell>
          <table:table-cell office:value-type="float" office:value="0.591973317964582" calcext:value-type="float">
            <text:p>0.591973317964582</text:p>
          </table:table-cell>
          <table:table-cell office:value-type="float" office:value="0.439732067693802" calcext:value-type="float">
            <text:p>0.439732067693802</text:p>
          </table:table-cell>
          <table:table-cell table:formula="of:=AVERAGE([.C3:.E3])" office:value-type="float" office:value="0.411641635689173" calcext:value-type="float">
            <text:p>0.4116416356891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05484262167902" calcext:value-type="float">
            <text:p>0.205484262167902</text:p>
          </table:table-cell>
          <table:table-cell office:value-type="float" office:value="0.593319646919843" calcext:value-type="float">
            <text:p>0.593319646919843</text:p>
          </table:table-cell>
          <table:table-cell office:value-type="float" office:value="0.438792790369758" calcext:value-type="float">
            <text:p>0.438792790369758</text:p>
          </table:table-cell>
          <table:table-cell table:formula="of:=AVERAGE([.C4:.E4])" office:value-type="float" office:value="0.412532233152501" calcext:value-type="float">
            <text:p>0.4125322331525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03136906053564" calcext:value-type="float">
            <text:p>0.203136906053564</text:p>
          </table:table-cell>
          <table:table-cell office:value-type="float" office:value="0.594510024950993" calcext:value-type="float">
            <text:p>0.594510024950993</text:p>
          </table:table-cell>
          <table:table-cell office:value-type="float" office:value="0.438558357129518" calcext:value-type="float">
            <text:p>0.438558357129518</text:p>
          </table:table-cell>
          <table:table-cell table:formula="of:=AVERAGE([.C5:.E5])" office:value-type="float" office:value="0.412068429378025" calcext:value-type="float">
            <text:p>0.4120684293780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03109455443801" calcext:value-type="float">
            <text:p>0.203109455443801</text:p>
          </table:table-cell>
          <table:table-cell office:value-type="float" office:value="0.592081052799576" calcext:value-type="float">
            <text:p>0.592081052799576</text:p>
          </table:table-cell>
          <table:table-cell office:value-type="float" office:value="0.439350771465073" calcext:value-type="float">
            <text:p>0.439350771465073</text:p>
          </table:table-cell>
          <table:table-cell table:formula="of:=AVERAGE([.C6:.E6])" office:value-type="float" office:value="0.411513759902817" calcext:value-type="float">
            <text:p>0.4115137599028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06512676936007" calcext:value-type="float">
            <text:p>0.206512676936007</text:p>
          </table:table-cell>
          <table:table-cell office:value-type="float" office:value="0.593420279141964" calcext:value-type="float">
            <text:p>0.593420279141964</text:p>
          </table:table-cell>
          <table:table-cell office:value-type="float" office:value="0.439373726349156" calcext:value-type="float">
            <text:p>0.439373726349156</text:p>
          </table:table-cell>
          <table:table-cell table:formula="of:=AVERAGE([.C7:.E7])" office:value-type="float" office:value="0.413102227475709" calcext:value-type="float">
            <text:p>0.4131022274757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03586115444255" calcext:value-type="float">
            <text:p>0.203586115444255</text:p>
          </table:table-cell>
          <table:table-cell office:value-type="float" office:value="0.593885864846083" calcext:value-type="float">
            <text:p>0.593885864846083</text:p>
          </table:table-cell>
          <table:table-cell office:value-type="float" office:value="0.439065321459297" calcext:value-type="float">
            <text:p>0.439065321459297</text:p>
          </table:table-cell>
          <table:table-cell table:formula="of:=AVERAGE([.C8:.E8])" office:value-type="float" office:value="0.412179100583211" calcext:value-type="float">
            <text:p>0.412179100583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03588715945004" calcext:value-type="float">
            <text:p>0.203588715945004</text:p>
          </table:table-cell>
          <table:table-cell office:value-type="float" office:value="0.591865171962507" calcext:value-type="float">
            <text:p>0.591865171962507</text:p>
          </table:table-cell>
          <table:table-cell office:value-type="float" office:value="0.438947433614368" calcext:value-type="float">
            <text:p>0.438947433614368</text:p>
          </table:table-cell>
          <table:table-cell table:formula="of:=AVERAGE([.C9:.E9])" office:value-type="float" office:value="0.41146710717396" calcext:value-type="float">
            <text:p>0.411467107173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08610058050626" calcext:value-type="float">
            <text:p>0.208610058050626</text:p>
          </table:table-cell>
          <table:table-cell office:value-type="float" office:value="0.592071991150506" calcext:value-type="float">
            <text:p>0.592071991150506</text:p>
          </table:table-cell>
          <table:table-cell office:value-type="float" office:value="0.438376558499414" calcext:value-type="float">
            <text:p>0.438376558499414</text:p>
          </table:table-cell>
          <table:table-cell table:formula="of:=AVERAGE([.C10:.E10])" office:value-type="float" office:value="0.413019535900182" calcext:value-type="float">
            <text:p>0.4130195359001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04910825598292" calcext:value-type="float">
            <text:p>0.204910825598292</text:p>
          </table:table-cell>
          <table:table-cell office:value-type="float" office:value="0.592060664755829" calcext:value-type="float">
            <text:p>0.592060664755829</text:p>
          </table:table-cell>
          <table:table-cell office:value-type="float" office:value="0.439339227370651" calcext:value-type="float">
            <text:p>0.439339227370651</text:p>
          </table:table-cell>
          <table:table-cell table:formula="of:=AVERAGE([.C11:.E11])" office:value-type="float" office:value="0.412103572574924" calcext:value-type="float">
            <text:p>0.4121035725749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04352931949638" calcext:value-type="float">
            <text:p>0.204352931949638</text:p>
          </table:table-cell>
          <table:table-cell office:value-type="float" office:value="0.590762224131685" calcext:value-type="float">
            <text:p>0.590762224131685</text:p>
          </table:table-cell>
          <table:table-cell office:value-type="float" office:value="0.438456957080517" calcext:value-type="float">
            <text:p>0.438456957080517</text:p>
          </table:table-cell>
          <table:table-cell table:formula="of:=AVERAGE([.C12:.E12])" office:value-type="float" office:value="0.41119070438728" calcext:value-type="float">
            <text:p>0.411190704387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09121652126519" calcext:value-type="float">
            <text:p>0.209121652126519</text:p>
          </table:table-cell>
          <table:table-cell office:value-type="float" office:value="0.589862990412655" calcext:value-type="float">
            <text:p>0.589862990412655</text:p>
          </table:table-cell>
          <table:table-cell office:value-type="float" office:value="0.438239263988082" calcext:value-type="float">
            <text:p>0.438239263988082</text:p>
          </table:table-cell>
          <table:table-cell table:formula="of:=AVERAGE([.C13:.E13])" office:value-type="float" office:value="0.412407968842419" calcext:value-type="float">
            <text:p>0.4124079688424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03932121756751" calcext:value-type="float">
            <text:p>0.203932121756751</text:p>
          </table:table-cell>
          <table:table-cell office:value-type="float" office:value="0.588898885199335" calcext:value-type="float">
            <text:p>0.588898885199335</text:p>
          </table:table-cell>
          <table:table-cell office:value-type="float" office:value="0.439140117709" calcext:value-type="float">
            <text:p>0.439140117709</text:p>
          </table:table-cell>
          <table:table-cell table:formula="of:=AVERAGE([.C14:.E14])" office:value-type="float" office:value="0.410657041555029" calcext:value-type="float">
            <text:p>0.4106570415550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02312156793437" calcext:value-type="float">
            <text:p>0.202312156793437</text:p>
          </table:table-cell>
          <table:table-cell office:value-type="float" office:value="0.589161148314735" calcext:value-type="float">
            <text:p>0.589161148314735</text:p>
          </table:table-cell>
          <table:table-cell office:value-type="float" office:value="0.43900173772131" calcext:value-type="float">
            <text:p>0.43900173772131</text:p>
          </table:table-cell>
          <table:table-cell table:formula="of:=AVERAGE([.C15:.E15])" office:value-type="float" office:value="0.410158347609827" calcext:value-type="float">
            <text:p>0.4101583476098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09756139646847" calcext:value-type="float">
            <text:p>0.209756139646847</text:p>
          </table:table-cell>
          <table:table-cell office:value-type="float" office:value="0.590710098588053" calcext:value-type="float">
            <text:p>0.590710098588053</text:p>
          </table:table-cell>
          <table:table-cell office:value-type="float" office:value="0.439206294929307" calcext:value-type="float">
            <text:p>0.439206294929307</text:p>
          </table:table-cell>
          <table:table-cell table:formula="of:=AVERAGE([.C16:.E16])" office:value-type="float" office:value="0.413224177721402" calcext:value-type="float">
            <text:p>0.4132241777214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0635386162584" calcext:value-type="float">
            <text:p>0.20635386162584</text:p>
          </table:table-cell>
          <table:table-cell office:value-type="float" office:value="0.58966440634753" calcext:value-type="float">
            <text:p>0.58966440634753</text:p>
          </table:table-cell>
          <table:table-cell office:value-type="float" office:value="0.438987665390417" calcext:value-type="float">
            <text:p>0.438987665390417</text:p>
          </table:table-cell>
          <table:table-cell table:formula="of:=AVERAGE([.C17:.E17])" office:value-type="float" office:value="0.411668644454596" calcext:value-type="float">
            <text:p>0.4116686444545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04377470050923" calcext:value-type="float">
            <text:p>0.204377470050923</text:p>
          </table:table-cell>
          <table:table-cell office:value-type="float" office:value="0.591124250484435" calcext:value-type="float">
            <text:p>0.591124250484435</text:p>
          </table:table-cell>
          <table:table-cell office:value-type="float" office:value="0.438952979613127" calcext:value-type="float">
            <text:p>0.438952979613127</text:p>
          </table:table-cell>
          <table:table-cell table:formula="of:=AVERAGE([.C18:.E18])" office:value-type="float" office:value="0.411484900049495" calcext:value-type="float">
            <text:p>0.411484900049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kaoGothic" style:language-asian="zxx" style:country-asian="none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 number:title="User-defined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9-01T23:13:04.898248911</dc:date>
    <dc:creator>Bagus Tris Atmaja</dc:creator>
    <meta:editing-duration>PT1M</meta:editing-duration>
    <meta:editing-cycles>1</meta:editing-cycles>
    <meta:generator>LibreOffice/6.3.6.2$Linux_X86_64 LibreOffice_project/2196df99b074d8a661f4036fca8fa0cbfa33a497</meta:generator>
    <meta:document-statistic meta:table-count="1" meta:cell-count="108" meta:object-count="0"/>
  </office:meta>
</office:document-meta>
</file>